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82756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/>
          <table:table-cell office:value-type="float" office:value="143.15" calcext:value-type="float">
            <text:p>143.15</text:p>
          </table:table-cell>
          <table:table-cell office:value-type="string" calcext:value-type="string">
            <text:p>398 kWh</text:p>
          </table:table-cell>
          <table:table-cell office:value-type="float" office:value="3020.09" calcext:value-type="float">
            <text:p>3020.09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495.62" calcext:value-type="float">
            <text:p>495.62</text:p>
          </table:table-cell>
          <table:table-cell office:value-type="float" office:value="32.71" calcext:value-type="float">
            <text:p>32.71</text:p>
          </table:table-cell>
          <table:table-cell office:value-type="string" calcext:value-type="string">
            <text:p>T-1</text:p>
          </table:table-cell>
          <table:table-cell office:value-type="float" office:value="3799.77" calcext:value-type="float">
            <text:p>3799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/>
          <table:table-cell office:value-type="float" office:value="142.62" calcext:value-type="float">
            <text:p>142.62</text:p>
          </table:table-cell>
          <table:table-cell office:value-type="string" calcext:value-type="string">
            <text:p>384 kWh</text:p>
          </table:table-cell>
          <table:table-cell office:value-type="float" office:value="2903.14" calcext:value-type="float">
            <text:p>2903.14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477.77" calcext:value-type="float">
            <text:p>477.77</text:p>
          </table:table-cell>
          <table:table-cell office:value-type="float" office:value="31.54" calcext:value-type="float">
            <text:p>31.54</text:p>
          </table:table-cell>
          <table:table-cell office:value-type="string" calcext:value-type="string">
            <text:p>T-1</text:p>
          </table:table-cell>
          <table:table-cell office:value-type="float" office:value="3662.87" calcext:value-type="float">
            <text:p>3662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1.71" calcext:value-type="float">
            <text:p>1.71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514 kWh</text:p>
          </table:table-cell>
          <table:table-cell office:value-type="float" office:value="3869.79" calcext:value-type="float">
            <text:p>3869.79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624.05" calcext:value-type="float">
            <text:p>624.05</text:p>
          </table:table-cell>
          <table:table-cell office:value-type="float" office:value="41.19" calcext:value-type="float">
            <text:p>41.19</text:p>
          </table:table-cell>
          <table:table-cell office:value-type="string" calcext:value-type="string">
            <text:p>T-1</text:p>
          </table:table-cell>
          <table:table-cell office:value-type="float" office:value="4786.12" calcext:value-type="float">
            <text:p>4786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/>
          <table:table-cell office:value-type="float" office:value="141.44" calcext:value-type="float">
            <text:p>141.44</text:p>
          </table:table-cell>
          <table:table-cell office:value-type="string" calcext:value-type="string">
            <text:p>388 kWh</text:p>
          </table:table-cell>
          <table:table-cell office:value-type="float" office:value="2908.61" calcext:value-type="float">
            <text:p>2908.6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478.28" calcext:value-type="float">
            <text:p>478.28</text:p>
          </table:table-cell>
          <table:table-cell office:value-type="float" office:value="31.57" calcext:value-type="float">
            <text:p>31.57</text:p>
          </table:table-cell>
          <table:table-cell office:value-type="string" calcext:value-type="string">
            <text:p>T-1</text:p>
          </table:table-cell>
          <table:table-cell office:value-type="float" office:value="3666.81" calcext:value-type="float">
            <text:p>3666.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1.59" calcext:value-type="float">
            <text:p>1.59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340 kWh</text:p>
          </table:table-cell>
          <table:table-cell office:value-type="float" office:value="2538.6" calcext:value-type="float">
            <text:p>2538.6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422.07" calcext:value-type="float">
            <text:p>422.07</text:p>
          </table:table-cell>
          <table:table-cell office:value-type="float" office:value="27.86" calcext:value-type="float">
            <text:p>27.86</text:p>
          </table:table-cell>
          <table:table-cell office:value-type="string" calcext:value-type="string">
            <text:p>T-1</text:p>
          </table:table-cell>
          <table:table-cell office:value-type="float" office:value="3237.47" calcext:value-type="float">
            <text:p>3237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 office:value-type="float" office:value="1.55" calcext:value-type="float">
            <text:p>1.55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363 kWh</text:p>
          </table:table-cell>
          <table:table-cell office:value-type="float" office:value="2699.12" calcext:value-type="float">
            <text:p>2699.12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446.24" calcext:value-type="float">
            <text:p>446.24</text:p>
          </table:table-cell>
          <table:table-cell office:value-type="float" office:value="29.45" calcext:value-type="float">
            <text:p>29.45</text:p>
          </table:table-cell>
          <table:table-cell office:value-type="string" calcext:value-type="string">
            <text:p>T-1</text:p>
          </table:table-cell>
          <table:table-cell office:value-type="float" office:value="3422.69" calcext:value-type="float">
            <text:p>3422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/>
          <table:table-cell office:value-type="float" office:value="139.73" calcext:value-type="float">
            <text:p>139.73</text:p>
          </table:table-cell>
          <table:table-cell office:value-type="string" calcext:value-type="string">
            <text:p>353 kWh</text:p>
          </table:table-cell>
          <table:table-cell office:value-type="float" office:value="2614.24" calcext:value-type="float">
            <text:p>2614.24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33.23" calcext:value-type="float">
            <text:p>433.23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T-1</text:p>
          </table:table-cell>
          <table:table-cell office:value-type="float" office:value="3321.42" calcext:value-type="float">
            <text:p>3321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/>
          <table:table-cell office:value-type="float" office:value="139.15" calcext:value-type="float">
            <text:p>139.15</text:p>
          </table:table-cell>
          <table:table-cell office:value-type="string" calcext:value-type="string">
            <text:p>440 kWh</text:p>
          </table:table-cell>
          <table:table-cell office:value-type="float" office:value="3245.14" calcext:value-type="float">
            <text:p>3245.14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528.65" calcext:value-type="float">
            <text:p>528.65</text:p>
          </table:table-cell>
          <table:table-cell office:value-type="float" office:value="34.89" calcext:value-type="float">
            <text:p>34.89</text:p>
          </table:table-cell>
          <table:table-cell office:value-type="string" calcext:value-type="string">
            <text:p>T-1</text:p>
          </table:table-cell>
          <table:table-cell office:value-type="float" office:value="4053.01" calcext:value-type="float">
            <text:p>4053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 office:value-type="float" office:value="2.68" calcext:value-type="float">
            <text:p>2.68</text:p>
          </table:table-cell>
          <table:table-cell office:value-type="float" office:value="138.58" calcext:value-type="float">
            <text:p>138.58</text:p>
          </table:table-cell>
          <table:table-cell office:value-type="string" calcext:value-type="string">
            <text:p>582 kWh</text:p>
          </table:table-cell>
          <table:table-cell office:value-type="float" office:value="4215.28" calcext:value-type="float">
            <text:p>4215.28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675.48" calcext:value-type="float">
            <text:p>675.48</text:p>
          </table:table-cell>
          <table:table-cell office:value-type="float" office:value="44.59" calcext:value-type="float">
            <text:p>44.59</text:p>
          </table:table-cell>
          <table:table-cell office:value-type="string" calcext:value-type="string">
            <text:p>T-1</text:p>
          </table:table-cell>
          <table:table-cell office:value-type="float" office:value="5181.35" calcext:value-type="float">
            <text:p>5181.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2.39" calcext:value-type="float">
            <text:p>2.39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658 kWh</text:p>
          </table:table-cell>
          <table:table-cell office:value-type="float" office:value="4709.05" calcext:value-type="float">
            <text:p>4709.0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750.42" calcext:value-type="float">
            <text:p>750.42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T-1</text:p>
          </table:table-cell>
          <table:table-cell office:value-type="float" office:value="5755.59" calcext:value-type="float">
            <text:p>5755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 office:value-type="float" office:value="4.41" calcext:value-type="float">
            <text:p>4.41</text:p>
          </table:table-cell>
          <table:table-cell office:value-type="float" office:value="141.55" calcext:value-type="float">
            <text:p>141.55</text:p>
          </table:table-cell>
          <table:table-cell office:value-type="string" calcext:value-type="string">
            <text:p>585 kWh</text:p>
          </table:table-cell>
          <table:table-cell office:value-type="float" office:value="4169.51" calcext:value-type="float">
            <text:p>4169.51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668.52" calcext:value-type="float">
            <text:p>668.52</text:p>
          </table:table-cell>
          <table:table-cell office:value-type="float" office:value="44.13" calcext:value-type="float">
            <text:p>44.13</text:p>
          </table:table-cell>
          <table:table-cell office:value-type="string" calcext:value-type="string">
            <text:p>T-1</text:p>
          </table:table-cell>
          <table:table-cell office:value-type="float" office:value="5129.76" calcext:value-type="float">
            <text:p>5129.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/>
          <table:table-cell office:value-type="float" office:value="140.98" calcext:value-type="float">
            <text:p>140.98</text:p>
          </table:table-cell>
          <table:table-cell office:value-type="string" calcext:value-type="string">
            <text:p>540 kWh</text:p>
          </table:table-cell>
          <table:table-cell office:value-type="float" office:value="3833.72" calcext:value-type="float">
            <text:p>3833.72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617.51" calcext:value-type="float">
            <text:p>617.51</text:p>
          </table:table-cell>
          <table:table-cell office:value-type="float" office:value="40.76" calcext:value-type="float">
            <text:p>40.76</text:p>
          </table:table-cell>
          <table:table-cell office:value-type="string" calcext:value-type="string">
            <text:p>T-1</text:p>
          </table:table-cell>
          <table:table-cell office:value-type="float" office:value="4734.21" calcext:value-type="float">
            <text:p>4734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5:07:02.262000000</meta:creation-date>
    <dc:date>2018-03-27T05:10:37.410000000</dc:date>
    <meta:editing-duration>PT3M35S</meta:editing-duration>
    <meta:editing-cycles>1</meta:editing-cycles>
    <meta:document-statistic meta:table-count="1" meta:cell-count="149" meta:object-count="0"/>
    <meta:generator>LibreOffice/5.3.4.2$Windows_x86 LibreOffice_project/f82d347ccc0be322489bf7da61d7e4ad13fe2ff3</meta:generator>
  </office:meta>
</office:document-meta>
</file>